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okieUtil.getCookiePort( WebRequest theRequest , int theRealPo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okieUtil.getCookieDomain( WebRequest theRequest , String theRealHo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okieUtil.createHttpClientCookie( WebRequest theRequest , URL theUrl , Cookie theCactusCooki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ookieUtil.createHttpClientCookies( WebRequest theRequest , URL the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okieUtil.getCookiePath( WebRequest theRequest , String theReal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ookieUtil.getCookieString( WebRequest theRequest , URL the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okieUtil.createCookieHeader( String theDomain , String thePath , org . apache . commons . httpclient . Cookie [ ] theCooki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